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621cm" fo:margin-left="-0.016cm" table:align="left"/>
    </style:style>
    <style:style style:name="Tabla2.A" style:family="table-column">
      <style:table-column-properties style:column-width="7.144cm"/>
    </style:style>
    <style:style style:name="Tabla2.B" style:family="table-column">
      <style:table-column-properties style:column-width="3.493cm"/>
    </style:style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127cm" style:rel-width="86%" table:align="center"/>
    </style:style>
    <style:style style:name="Tabla1.A" style:family="table-column">
      <style:table-column-properties style:column-width="0.612cm" style:rel-column-width="347*"/>
    </style:style>
    <style:style style:name="Tabla1.C" style:family="table-column">
      <style:table-column-properties style:column-width="2.136cm" style:rel-column-width="1211*"/>
    </style:style>
    <style:style style:name="Tabla1.D" style:family="table-column">
      <style:table-column-properties style:column-width="0.27cm" style:rel-column-width="153*"/>
    </style:style>
    <style:style style:name="Tabla1.E" style:family="table-column">
      <style:table-column-properties style:column-width="0.995cm" style:rel-column-width="564*"/>
    </style:style>
    <style:style style:name="Tabla1.F" style:family="table-column">
      <style:table-column-properties style:column-width="0.993cm" style:rel-column-width="563*"/>
    </style:style>
    <style:style style:name="Tabla1.H" style:family="table-column">
      <style:table-column-properties style:column-width="2.9cm" style:rel-column-width="1644*"/>
    </style:style>
    <style:style style:name="Tabla1.J" style:family="table-column">
      <style:table-column-properties style:column-width="3.281cm" style:rel-column-width="1860*"/>
    </style:style>
    <style:style style:name="Tabla1.L" style:family="table-column">
      <style:table-column-properties style:column-width="2.519cm" style:rel-column-width="1428*"/>
    </style:style>
    <style:style style:name="Tabla1.A1" style:family="table-cell">
      <style:table-cell-properties style:vertical-align="middle" fo:background-color="#cccccc" fo:padding="0.097cm" fo:border-left="1.25pt solid #000000" fo:border-right="1.25pt solid #000000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200" fo:padding="0.097cm" fo:border-left="1.2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L2" style:family="table-cell">
      <style:table-cell-properties style:vertical-align="middle" fo:background-color="transparent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72bf44" fo:padding="0.097cm" fo:border-left="1.2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f7a19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F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3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I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K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3" style:family="table-cell">
      <style:table-cell-properties fo:background-color="#72bf44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#72bf44" fo:padding="0.097cm" fo:border-left="1.2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C4" style:family="table-cell">
      <style:table-cell-properties fo:background-color="#72bf4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4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G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4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I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4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K4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4" style:family="table-cell">
      <style:table-cell-properties fo:background-color="#72bf44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#f7a19a" fo:padding="0.097cm" fo:border-left="1.25pt solid #000000" fo:border-right="none" fo:border-top="none" fo:border-bottom="0.05pt solid #000000">
        <style:background-image/>
      </style:table-cell-properties>
    </style:style>
    <style:style style:name="Tabla1.B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C5" style:family="table-cell">
      <style:table-cell-properties fo:background-color="#72bf4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F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G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5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I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5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K5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5" style:family="table-cell">
      <style:table-cell-properties fo:background-color="#f7a19a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#f7a19a" fo:padding="0.097cm" fo:border-left="1.25pt solid #000000" fo:border-right="none" fo:border-top="none" fo:border-bottom="0.05pt solid #000000">
        <style:background-image/>
      </style:table-cell-properties>
    </style:style>
    <style:style style:name="Tabla1.B6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1.C6" style:family="table-cell">
      <style:table-cell-properties fo:background-color="#f7a19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E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F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G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H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I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J6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1.K6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1.L6" style:family="table-cell">
      <style:table-cell-properties fo:background-color="#72bf44" fo:padding="0.097cm" fo:border-left="0.05pt solid #000000" fo:border-right="1.25pt solid #000000" fo:border-top="none" fo:border-bottom="0.05pt solid #000000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6cm"/>
    </style:style>
    <style:style style:name="Tabla3.B" style:family="table-column">
      <style:table-column-properties style:column-width="5.606cm"/>
    </style:style>
    <style:style style:name="Tabla3.C" style:family="table-column">
      <style:table-column-properties style:column-width="3.189cm"/>
    </style:style>
    <style:style style:name="Tabla3.D" style:family="table-column">
      <style:table-column-properties style:column-width="4.404cm"/>
    </style:style>
    <style:style style:name="Tabla3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background-color="#adc5e7" fo:padding="0.097cm" fo:border="0.0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4809" officeooo:paragraph-rsid="001b9988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1b4809" officeooo:paragraph-rsid="0036a4d0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1c34f0" officeooo:paragraph-rsid="002a2686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Liberation Mono" fo:font-size="10pt" fo:font-weight="normal" officeooo:rsid="001c34f0" officeooo:paragraph-rsid="0036a4d0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paragraph-rsid="001e6119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1fd987" officeooo:paragraph-rsid="0022ad40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1fd987" officeooo:paragraph-rsid="0036a4d0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paragraph-rsid="001dd40a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Mono" fo:font-size="10pt" fo:font-weight="normal" officeooo:rsid="0022ad40" officeooo:paragraph-rsid="0022ad40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Liberation Mono" fo:font-size="10pt" fo:font-weight="normal" officeooo:rsid="002a2686" officeooo:paragraph-rsid="002a2686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Liberation Mono" fo:font-size="10pt" fo:font-weight="normal" officeooo:rsid="002bfa1d" officeooo:paragraph-rsid="0036a4d0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Liberation Mono" fo:font-size="10pt" fo:font-weight="normal" officeooo:rsid="00283f4a" officeooo:paragraph-rsid="002a2686" fo:background-color="#fff200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Liberation Mono" fo:font-size="10pt" fo:font-weight="normal" officeooo:rsid="002a2686" officeooo:paragraph-rsid="002a2686" fo:background-color="#fff200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Liberation Mono" fo:font-size="10pt" fo:font-weight="normal" officeooo:rsid="002a2686" officeooo:paragraph-rsid="002a2686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2ad40" officeooo:paragraph-rsid="0022ad40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Liberation Mono" fo:font-size="10pt" style:text-underline-style="solid" style:text-underline-width="auto" style:text-underline-color="font-color" fo:font-weight="normal" officeooo:rsid="002a2686" officeooo:paragraph-rsid="002a2686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text-position="0% 100%" style:font-name="Liberation Mono" fo:font-size="10pt" fo:font-style="italic" fo:font-weight="normal" officeooo:rsid="001dd40a" officeooo:paragraph-rsid="001dd40a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322154" fo:background-color="#72bf44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32215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322154" fo:background-color="#f7a19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1a7cdd" officeooo:paragraph-rsid="001a7cdd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1b1ec2" officeooo:paragraph-rsid="001b1ec2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360245" officeooo:paragraph-rsid="00360245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32965b" officeooo:paragraph-rsid="0032965b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break-before="page"/>
      <style:text-properties style:font-name="Liberation Mono" fo:font-size="10pt" fo:font-weight="normal" officeooo:rsid="001e6119" officeooo:paragraph-rsid="001e611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break-before="page"/>
      <style:text-properties style:font-name="Liberation Mono" fo:font-size="10pt" fo:font-weight="normal" officeooo:rsid="001dd40a" officeooo:paragraph-rsid="001dd40a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b9988" officeooo:paragraph-rsid="001b9988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34f0" officeooo:paragraph-rsid="001c34f0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1fd987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officeooo:rsid="001fd987" officeooo:paragraph-rsid="0036a4d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officeooo:rsid="002043b4" officeooo:paragraph-rsid="002043b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officeooo:rsid="00217596" officeooo:paragraph-rsid="00217596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18d3f9" officeooo:paragraph-rsid="0018d3f9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1b1ec2" officeooo:paragraph-rsid="001b1ec2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360245" officeooo:paragraph-rsid="00360245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Liberation Mono" fo:font-size="12pt" fo:font-weight="normal" officeooo:rsid="001a5bf9" officeooo:paragraph-rsid="001a5bf9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normal" officeooo:rsid="001fd987" officeooo:paragraph-rsid="001fd987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weight="normal" officeooo:rsid="00217596" officeooo:paragraph-rsid="00217596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style:font-name="Liberation Mono" fo:font-size="10pt" fo:font-style="italic" fo:font-weight="normal" officeooo:rsid="002a2686" officeooo:paragraph-rsid="002a2686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39cea1" fo:background-color="#72bf44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39cea1" fo:background-color="#f7a19a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39cea1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use-window-font-color="true" style:font-name="Liberation Mono" fo:font-size="12pt" fo:font-weight="normal" officeooo:rsid="001b1ec2" officeooo:paragraph-rsid="001b1ec2" fo:background-color="transparent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fo:margin-left="0cm" fo:margin-right="0cm" fo:text-indent="0cm" style:auto-text-indent="false" fo:break-before="page"/>
      <style:text-properties style:text-position="0% 100%" style:font-name="Liberation Mono" fo:font-size="10pt" fo:font-style="italic" fo:font-weight="normal" officeooo:rsid="000d7935" officeooo:paragraph-rsid="002a2686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officeooo:rsid="001c34f0"/>
    </style:style>
    <style:style style:name="T2" style:family="text">
      <style:text-properties officeooo:rsid="001dd40a"/>
    </style:style>
    <style:style style:name="T3" style:family="text">
      <style:text-properties officeooo:rsid="0027188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d660a" fo:background-color="#fff200" loext:char-shading-value="0"/>
    </style:style>
    <style:style style:name="T6" style:family="text">
      <style:text-properties officeooo:rsid="000e6d0d" fo:background-color="#fff200" loext:char-shading-value="0" style:font-name-asian="Liberation Mono" style:font-name-complex="Liberation Mono"/>
    </style:style>
    <style:style style:name="T7" style:family="text">
      <style:text-properties officeooo:rsid="002bfa1d"/>
    </style:style>
    <style:style style:name="T8" style:family="text">
      <style:text-properties officeooo:rsid="002e2525"/>
    </style:style>
    <style:style style:name="T9" style:family="text">
      <style:text-properties officeooo:rsid="002f3b56"/>
    </style:style>
    <style:style style:name="T10" style:family="text">
      <style:text-properties style:font-name-asian="Liberation Mono" style:font-name-complex="Liberation Mono"/>
    </style:style>
    <style:style style:name="T11" style:family="text">
      <style:text-properties officeooo:rsid="000d660a"/>
    </style:style>
    <style:style style:name="T12" style:family="text">
      <style:text-properties officeooo:rsid="00047713"/>
    </style:style>
    <style:style style:name="T13" style:family="text">
      <style:text-properties fo:font-style="normal" fo:background-color="#fff200" loext:char-shading-value="0" style:font-style-asian="normal" style:font-style-complex="normal"/>
    </style:style>
    <style:style style:name="T14" style:family="text">
      <style:text-properties fo:font-style="normal" officeooo:rsid="000e6d0d" fo:background-color="#fff200" loext:char-shading-value="0" style:font-style-asian="normal" style:font-style-complex="normal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36a4d0"/>
    </style:style>
    <style:style style:name="T17" style:family="text">
      <style:text-properties fo:font-weight="normal" officeooo:rsid="001b9988" style:font-weight-asian="normal" style:font-weight-complex="normal"/>
    </style:style>
    <style:style style:name="T18" style:family="text">
      <style:text-properties fo:font-weight="normal" officeooo:rsid="0036a4d0" style:font-weight-asian="normal" style:font-weight-complex="normal"/>
    </style:style>
    <style:style style:name="T19" style:family="text">
      <style:text-properties officeooo:rsid="000cad48"/>
    </style:style>
    <style:style style:name="T20" style:family="text">
      <style:text-properties officeooo:rsid="000c55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los Alemán Díaz </text:p>
      <text:p text:style-name="P3"/>
      <text:p text:style-name="P3"><text:span text:style-name="T8">@</text:span>codefuncode </text:p>
      <text:p text:style-name="P2"/>
      <text:p text:style-name="P2"/>
      <text:p text:style-name="P2"/>
      <text:p text:style-name="P7">002 A 1 <text:span text:style-name="T9">Lógica</text:span> 2 La <text:span text:style-name="T9">disyunción</text:span></text:p>
      <text:p text:style-name="P7"/>
      <text:p text:style-name="P4"/>
      <text:p text:style-name="P4">Operador {<text:span text:style-name="T2">o</text:span>} se representa con el símbolo <text:span text:style-name="T1">v</text:span></text:p>
      <text:p text:style-name="P4"/>
      <text:p text:style-name="P9">Las <text:span text:style-name="T16">Proposición</text:span> compuestas son falsas solo cuando las dos condiciones de condiciones simples son falsas. <text:span text:style-name="T3">Si una de las dos condiciones es verdadera, por lo que la disyunción será verdadera y solo será falsa si las dos proposiciones son falsas. </text:span></text:p>
      <text:p text:style-name="P4"/>
      <text:p text:style-name="P4"/>
      <text:p text:style-name="P4"/>
      <text:p text:style-name="P14">Ejercicio 1</text:p>
      <text:p text:style-name="P5"/>
      <text:p text:style-name="P5"><text:s/></text:p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15"><text:span text:style-name="T16">P</text:span>roposición simple </text:p>
          </table:table-cell>
          <table:table-cell table:style-name="Tabla2.A1" office:value-type="string">
            <text:p text:style-name="P15">Operador O {v}</text:p>
          </table:table-cell>
          <table:table-cell table:style-name="Tabla2.A1" office:value-type="string">
            <text:p text:style-name="P15"><text:span text:style-name="T16">P</text:span>roposición simple </text:p>
          </table:table-cell>
          <table:table-cell table:style-name="Tabla2.D1" office:value-type="string">
            <text:p text:style-name="P46">Verdadero o Falso </text:p>
          </table:table-cell>
        </table:table-row>
        <table:table-row>
          <table:table-cell table:style-name="Tabla2.A4" office:value-type="string">
            <text:p text:style-name="P6">(París es la capital de Francia) </text:p>
          </table:table-cell>
          <table:table-cell table:style-name="Tabla2.B2" office:value-type="string">
            <text:p text:style-name="P15">o</text:p>
          </table:table-cell>
          <table:table-cell table:style-name="Tabla2.C2" office:value-type="string">
            <text:p text:style-name="P7">(2 + 2 = 4)</text:p>
          </table:table-cell>
          <table:table-cell table:style-name="Tabla2.D2" office:value-type="string">
            <text:p text:style-name="P46">V</text:p>
          </table:table-cell>
        </table:table-row>
        <table:table-row>
          <table:table-cell table:style-name="Tabla2.A4" office:value-type="string">
            <text:p text:style-name="P6">(París es la capital de Francia)</text:p>
          </table:table-cell>
          <table:table-cell table:style-name="Tabla2.B3" office:value-type="string">
            <text:p text:style-name="P15">o</text:p>
          </table:table-cell>
          <table:table-cell table:style-name="Tabla2.C3" office:value-type="string">
            <text:p text:style-name="P7">(2 + 3 = 7)</text:p>
          </table:table-cell>
          <table:table-cell table:style-name="Tabla2.D3" office:value-type="string">
            <text:p text:style-name="P46">V</text:p>
          </table:table-cell>
        </table:table-row>
        <table:table-row>
          <table:table-cell table:style-name="Tabla2.A4" office:value-type="string">
            <text:p text:style-name="P6">(París es la capital de Colombia) </text:p>
          </table:table-cell>
          <table:table-cell table:style-name="Tabla2.B4" office:value-type="string">
            <text:p text:style-name="P15">o</text:p>
          </table:table-cell>
          <table:table-cell table:style-name="Tabla2.C4" office:value-type="string">
            <text:p text:style-name="P8">(2 + 3 = 5)</text:p>
          </table:table-cell>
          <table:table-cell table:style-name="Tabla2.D4" office:value-type="string">
            <text:p text:style-name="P46">V</text:p>
          </table:table-cell>
        </table:table-row>
        <table:table-row>
          <table:table-cell table:style-name="Tabla2.A5" office:value-type="string">
            <text:p text:style-name="P6">(París es la capital de Venezuela)</text:p>
          </table:table-cell>
          <table:table-cell table:style-name="Tabla2.B5" office:value-type="string">
            <text:p text:style-name="P11">o</text:p>
          </table:table-cell>
          <table:table-cell table:style-name="Tabla2.C5" office:value-type="string">
            <text:p text:style-name="P7">(2 + <text:span text:style-name="T3">7</text:span> = <text:span text:style-name="T3">20</text:span>)</text:p>
          </table:table-cell>
          <table:table-cell table:style-name="Tabla2.D5" office:value-type="string">
            <text:p text:style-name="P47">F</text:p>
          </table:table-cell>
        </table:table-row>
      </table:table>
      <text:p text:style-name="P4"/>
      <text:p text:style-name="P4"/>
      <text:p text:style-name="P4"/>
      <text:p text:style-name="P13">Tabla de la verdad para los ejemplos <text:span text:style-name="T2">donde {p} es la primera proposición y {q} es la segunda proposición.</text:span></text:p>
      <text:p text:style-name="P12"/>
      <text:p text:style-name="P25">El símbolo ~ representa la negación.</text:p>
      <text:p text:style-name="P10"/>
      <text:p text:style-name="P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D"/>
        <table:table-column table:style-name="Tabla1.H"/>
        <table:table-column table:style-name="Tabla1.D"/>
        <table:table-column table:style-name="Tabla1.J"/>
        <table:table-column table:style-name="Tabla1.D"/>
        <table:table-column table:style-name="Tabla1.L"/>
        <table:table-row>
          <table:table-cell table:style-name="Tabla1.A1" table:number-columns-spanned="12" office:value-type="string">
            <text:p text:style-name="P55">Taba de la verdad (p v q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53">p</text:p>
          </table:table-cell>
          <table:table-cell table:style-name="Tabla1.B2" office:value-type="string">
            <text:p text:style-name="P52">q</text:p>
          </table:table-cell>
          <table:table-cell table:style-name="Tabla1.C2" office:value-type="string">
            <text:p text:style-name="P52">p v q</text:p>
          </table:table-cell>
          <table:table-cell table:style-name="Tabla1.D2" office:value-type="string">
            <text:p text:style-name="P53"/>
          </table:table-cell>
          <table:table-cell table:style-name="Tabla1.B2" office:value-type="string">
            <text:p text:style-name="P53">~p</text:p>
          </table:table-cell>
          <table:table-cell table:style-name="Tabla1.B2" office:value-type="string">
            <text:p text:style-name="P53">~q</text:p>
          </table:table-cell>
          <table:table-cell table:style-name="Tabla1.D2" office:value-type="string">
            <text:p text:style-name="P53"/>
          </table:table-cell>
          <table:table-cell table:style-name="Tabla1.H2" office:value-type="string">
            <text:p text:style-name="P53">~p v ~q</text:p>
          </table:table-cell>
          <table:table-cell table:style-name="Tabla1.D2" office:value-type="string">
            <text:p text:style-name="P53"/>
          </table:table-cell>
          <table:table-cell table:style-name="Tabla1.H2" office:value-type="string">
            <text:p text:style-name="P53">~(p v q)</text:p>
          </table:table-cell>
          <table:table-cell table:style-name="Tabla1.D2" office:value-type="string">
            <text:p text:style-name="P53"/>
          </table:table-cell>
          <table:table-cell table:style-name="Tabla1.L2" office:value-type="string">
            <text:p text:style-name="P54">p v ~q</text:p>
          </table:table-cell>
        </table:table-row>
        <table:table-row>
          <table:table-cell table:style-name="Tabla1.A3" office:value-type="string">
            <text:p text:style-name="P53">V</text:p>
          </table:table-cell>
          <table:table-cell table:style-name="Tabla1.B3" office:value-type="string">
            <text:p text:style-name="P53">V</text:p>
          </table:table-cell>
          <table:table-cell table:style-name="Tabla1.C3" office:value-type="string">
            <text:p text:style-name="P42">F</text:p>
          </table:table-cell>
          <table:table-cell table:style-name="Tabla1.D3" office:value-type="string">
            <text:p text:style-name="P42"/>
          </table:table-cell>
          <table:table-cell table:style-name="Tabla1.E3" office:value-type="string">
            <text:p text:style-name="P42">F</text:p>
          </table:table-cell>
          <table:table-cell table:style-name="Tabla1.F3" office:value-type="string">
            <text:p text:style-name="P39">F</text:p>
          </table:table-cell>
          <table:table-cell table:style-name="Tabla1.G3" office:value-type="string">
            <text:p text:style-name="P39"/>
          </table:table-cell>
          <table:table-cell table:style-name="Tabla1.H3" office:value-type="string">
            <text:p text:style-name="P39">F</text:p>
          </table:table-cell>
          <table:table-cell table:style-name="Tabla1.I3" office:value-type="string">
            <text:p text:style-name="P39"/>
          </table:table-cell>
          <table:table-cell table:style-name="Tabla1.J3" office:value-type="string">
            <text:p text:style-name="P41">V</text:p>
          </table:table-cell>
          <table:table-cell table:style-name="Tabla1.K3" office:value-type="string">
            <text:p text:style-name="P41"/>
          </table:table-cell>
          <table:table-cell table:style-name="Tabla1.L3" office:value-type="string">
            <text:p text:style-name="P64">V</text:p>
          </table:table-cell>
        </table:table-row>
        <table:table-row>
          <table:table-cell table:style-name="Tabla1.A4" office:value-type="string">
            <text:p text:style-name="P53">V</text:p>
          </table:table-cell>
          <table:table-cell table:style-name="Tabla1.B4" office:value-type="string">
            <text:p text:style-name="P56">F</text:p>
          </table:table-cell>
          <table:table-cell table:style-name="Tabla1.C4" office:value-type="string">
            <text:p text:style-name="P39">V</text:p>
          </table:table-cell>
          <table:table-cell table:style-name="Tabla1.D4" office:value-type="string">
            <text:p text:style-name="P39"/>
          </table:table-cell>
          <table:table-cell table:style-name="Tabla1.E4" office:value-type="string">
            <text:p text:style-name="P39">F</text:p>
          </table:table-cell>
          <table:table-cell table:style-name="Tabla1.F4" office:value-type="string">
            <text:p text:style-name="P39">V</text:p>
          </table:table-cell>
          <table:table-cell table:style-name="Tabla1.G4" office:value-type="string">
            <text:p text:style-name="P39"/>
          </table:table-cell>
          <table:table-cell table:style-name="Tabla1.H4" office:value-type="string">
            <text:p text:style-name="P39">V</text:p>
          </table:table-cell>
          <table:table-cell table:style-name="Tabla1.I4" office:value-type="string">
            <text:p text:style-name="P39"/>
          </table:table-cell>
          <table:table-cell table:style-name="Tabla1.J4" office:value-type="string">
            <text:p text:style-name="P39">F</text:p>
          </table:table-cell>
          <table:table-cell table:style-name="Tabla1.K4" office:value-type="string">
            <text:p text:style-name="P39"/>
          </table:table-cell>
          <table:table-cell table:style-name="Tabla1.L4" office:value-type="string">
            <text:p text:style-name="P64">V</text:p>
          </table:table-cell>
        </table:table-row>
        <table:table-row>
          <table:table-cell table:style-name="Tabla1.A5" office:value-type="string">
            <text:p text:style-name="P56">F</text:p>
          </table:table-cell>
          <table:table-cell table:style-name="Tabla1.B5" office:value-type="string">
            <text:p text:style-name="P56">V</text:p>
          </table:table-cell>
          <table:table-cell table:style-name="Tabla1.C5" office:value-type="string">
            <text:p text:style-name="P39">V</text:p>
          </table:table-cell>
          <table:table-cell table:style-name="Tabla1.D5" office:value-type="string">
            <text:p text:style-name="P42"/>
          </table:table-cell>
          <table:table-cell table:style-name="Tabla1.E5" office:value-type="string">
            <text:p text:style-name="P42">V</text:p>
          </table:table-cell>
          <table:table-cell table:style-name="Tabla1.F5" office:value-type="string">
            <text:p text:style-name="P39">F</text:p>
          </table:table-cell>
          <table:table-cell table:style-name="Tabla1.G5" office:value-type="string">
            <text:p text:style-name="P39"/>
          </table:table-cell>
          <table:table-cell table:style-name="Tabla1.H5" office:value-type="string">
            <text:p text:style-name="P39">V</text:p>
          </table:table-cell>
          <table:table-cell table:style-name="Tabla1.I5" office:value-type="string">
            <text:p text:style-name="P39"/>
          </table:table-cell>
          <table:table-cell table:style-name="Tabla1.J5" office:value-type="string">
            <text:p text:style-name="P39">F</text:p>
          </table:table-cell>
          <table:table-cell table:style-name="Tabla1.K5" office:value-type="string">
            <text:p text:style-name="P39"/>
          </table:table-cell>
          <table:table-cell table:style-name="Tabla1.L5" office:value-type="string">
            <text:p text:style-name="P40">F</text:p>
          </table:table-cell>
        </table:table-row>
        <table:table-row>
          <table:table-cell table:style-name="Tabla1.A6" office:value-type="string">
            <text:p text:style-name="P56">F</text:p>
          </table:table-cell>
          <table:table-cell table:style-name="Tabla1.B6" office:value-type="string">
            <text:p text:style-name="P56">F</text:p>
          </table:table-cell>
          <table:table-cell table:style-name="Tabla1.C6" office:value-type="string">
            <text:p text:style-name="P39">F</text:p>
          </table:table-cell>
          <table:table-cell table:style-name="Tabla1.D6" office:value-type="string">
            <text:p text:style-name="P39"/>
          </table:table-cell>
          <table:table-cell table:style-name="Tabla1.E6" office:value-type="string">
            <text:p text:style-name="P39">V</text:p>
          </table:table-cell>
          <table:table-cell table:style-name="Tabla1.F6" office:value-type="string">
            <text:p text:style-name="P39">V</text:p>
          </table:table-cell>
          <table:table-cell table:style-name="Tabla1.G6" office:value-type="string">
            <text:p text:style-name="P39"/>
          </table:table-cell>
          <table:table-cell table:style-name="Tabla1.H6" office:value-type="string">
            <text:p text:style-name="P41">F</text:p>
          </table:table-cell>
          <table:table-cell table:style-name="Tabla1.I6" office:value-type="string">
            <text:p text:style-name="P41"/>
          </table:table-cell>
          <table:table-cell table:style-name="Tabla1.J6" office:value-type="string">
            <text:p text:style-name="P39">V</text:p>
          </table:table-cell>
          <table:table-cell table:style-name="Tabla1.K6" office:value-type="string">
            <text:p text:style-name="P39"/>
          </table:table-cell>
          <table:table-cell table:style-name="Tabla1.L6" office:value-type="string">
            <text:p text:style-name="P40">V</text:p>
          </table:table-cell>
        </table:table-row>
      </table:table>
      <text:p text:style-name="P1"/>
      <text:p text:style-name="P63"><text:span text:style-name="T4">Disyunción </text:span><text:span text:style-name="T5">v </text:span><text:span text:style-name="T11">la proposición resultante será falsa solamente cuando el valor</text:span></text:p>
      <text:p text:style-name="P63">de verdad de ambas proposiciones es falso.</text:p>
      <text:p text:style-name="P61"><text:s/>1 v 1 = <text:span text:style-name="T19">1</text:span> </text:p>
      <text:p text:style-name="P61"><text:s/>1 v 0 = <text:span text:style-name="T12">1</text:span> </text:p>
      <text:p text:style-name="P61"><text:s/>0 v 1 = <text:span text:style-name="T12">1</text:span> </text:p>
      <text:p text:style-name="P62"><text:s/>0 v 0 = <text:span text:style-name="T12">0</text:span> </text:p>
      <text:p text:style-name="P44">Ejercicio 2</text:p>
      <text:p text:style-name="P16"/>
      <text:p text:style-name="P21">Ejemplo 1</text:p>
      <text:p text:style-name="P19"><text:span text:style-name="T16">Proposición</text:span> verdaderas y falsas </text:p>
      <text:p text:style-name="P18"/>
      <text:p text:style-name="P57">1) p: Llueva</text:p>
      <text:p text:style-name="P57">2) q: Hace calor </text:p>
      <text:p text:style-name="P57"/>
      <text:p text:style-name="P57">1) ~p: No llueve </text:p>
      <text:p text:style-name="P57">2) ~q: No hace calor</text:p>
      <text:p text:style-name="P18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8">Disyunción representativa </text:p>
          </table:table-cell>
          <table:table-cell table:style-name="Tabla3.A1" office:value-type="string">
            <text:p text:style-name="P49"><text:span text:style-name="T18">P</text:span><text:span text:style-name="T17">roposición</text:span> literal simple </text:p>
          </table:table-cell>
          <table:table-cell table:style-name="Tabla3.A1" office:value-type="string">
            <text:p text:style-name="P48">Operador </text:p>
          </table:table-cell>
          <table:table-cell table:style-name="Tabla3.D1" office:value-type="string">
            <text:p text:style-name="P49"><text:span text:style-name="T18">P</text:span><text:span text:style-name="T17">roposición</text:span> literal simple </text:p>
          </table:table-cell>
        </table:table-row>
        <table:table-row>
          <table:table-cell table:style-name="Tabla3.A2" office:value-type="string">
            <text:p text:style-name="P48">p v q</text:p>
          </table:table-cell>
          <table:table-cell table:style-name="Tabla3.A2" office:value-type="string">
            <text:p text:style-name="P48">Llueve </text:p>
          </table:table-cell>
          <table:table-cell table:style-name="Tabla3.A2" office:value-type="string">
            <text:p text:style-name="P48">o</text:p>
          </table:table-cell>
          <table:table-cell table:style-name="Tabla3.D2" office:value-type="string">
            <text:p text:style-name="P48">Hace calor </text:p>
          </table:table-cell>
        </table:table-row>
        <table:table-row>
          <table:table-cell table:style-name="Tabla3.A3" office:value-type="string">
            <text:p text:style-name="P48">~p v q </text:p>
          </table:table-cell>
          <table:table-cell table:style-name="Tabla3.B3" office:value-type="string">
            <text:p text:style-name="P48">No llueve </text:p>
          </table:table-cell>
          <table:table-cell table:style-name="Tabla3.C3" office:value-type="string">
            <text:p text:style-name="P48">o</text:p>
          </table:table-cell>
          <table:table-cell table:style-name="Tabla3.D3" office:value-type="string">
            <text:p text:style-name="P48">Hace calor </text:p>
          </table:table-cell>
        </table:table-row>
        <table:table-row>
          <table:table-cell table:style-name="Tabla3.A2" office:value-type="string">
            <text:p text:style-name="P50">p v ~q</text:p>
          </table:table-cell>
          <table:table-cell table:style-name="Tabla3.A2" office:value-type="string">
            <text:p text:style-name="P50">Llueve </text:p>
          </table:table-cell>
          <table:table-cell table:style-name="Tabla3.A2" office:value-type="string">
            <text:p text:style-name="P50">o</text:p>
          </table:table-cell>
          <table:table-cell table:style-name="Tabla3.D2" office:value-type="string">
            <text:p text:style-name="P50">No hace calor </text:p>
          </table:table-cell>
        </table:table-row>
        <table:table-row>
          <table:table-cell table:style-name="Tabla3.A5" office:value-type="string">
            <text:p text:style-name="P50">~p v ~q</text:p>
          </table:table-cell>
          <table:table-cell table:style-name="Tabla3.B5" office:value-type="string">
            <text:p text:style-name="P50">No llueve </text:p>
          </table:table-cell>
          <table:table-cell table:style-name="Tabla3.C5" office:value-type="string">
            <text:p text:style-name="P50">o</text:p>
          </table:table-cell>
          <table:table-cell table:style-name="Tabla3.D5" office:value-type="string">
            <text:p text:style-name="P50">No hace calor </text:p>
          </table:table-cell>
        </table:table-row>
        <table:table-row>
          <table:table-cell table:style-name="Tabla3.A2" office:value-type="string">
            <text:p text:style-name="P51">~(p v q)</text:p>
          </table:table-cell>
          <table:table-cell table:style-name="Tabla3.D2" table:number-columns-spanned="3" office:value-type="string">
            <text:p text:style-name="P51">No es verdad <text:span text:style-name="T7">que</text:span> (Llueve o hace calor)</text:p>
          </table:table-cell>
          <table:covered-table-cell/>
          <table:covered-table-cell/>
        </table:table-row>
      </table:table>
      <text:p text:style-name="P18"/>
      <text:p text:style-name="P18"/>
      <text:p text:style-name="P18"/>
      <text:p text:style-name="P21">Ejemplo 2</text:p>
      <text:p text:style-name="P28"/>
      <text:p text:style-name="P19"><text:span text:style-name="T16">Proposición</text:span> verdaderas y falsas </text:p>
      <text:p text:style-name="P17"/>
      <text:p text:style-name="P58">1) p: No hace fio</text:p>
      <text:p text:style-name="P58">2) ~p: Hace frio</text:p>
      <text:p text:style-name="P22"/>
      <text:p text:style-name="P22"/>
      <text:p text:style-name="P24">La <text:span text:style-name="T16">proposición</text:span> anterior se realiza de forma invertida, sin embargo sin importar el literal de la <text:span text:style-name="T16">proposición</text:span> si nombramos una <text:span text:style-name="T16">proposición</text:span> como p la negación será ~p. </text:p>
      <text:p text:style-name="P24">Sin embargo, lo común es que las <text:span text:style-name="T16">proposición</text:span> verdaderas suenen a verdaderas en su literal. Pero puede invertirse en su representación </text:p>
      <text:p text:style-name="P22"/>
      <text:p text:style-name="P22"/>
      <text:p text:style-name="P22"/>
      <text:p text:style-name="P23">Vocabulario </text:p>
      <text:p text:style-name="P26"/>
      <text:p text:style-name="P27">Tautología:</text:p>
      <text:p text:style-name="P29"/>
      <text:p text:style-name="P59">“En lógica, una <text:span text:style-name="T4">tautología</text:span> es una fórmula o afirmación que es verdadera en todas las interpretaciones posibles”</text:p>
      <text:p text:style-name="P59"/>
      <text:p text:style-name="P59"/>
      <text:p text:style-name="P59"/>
      <text:p text:style-name="P65">Leyenda </text:p>
      <text:p text:style-name="P33"><text:span text:style-name="T4">Conjunción </text:span><text:span text:style-name="T5">^ </text:span><text:span text:style-name="T11">la proposición resultante será verdadera solamente cuando el</text:span></text:p>
      <text:p text:style-name="P33">valor de verdad de ambas proposiciones es verdadero.</text:p>
      <text:p text:style-name="P31"><text:s/>1 ^ 1 = 1 </text:p>
      <text:p text:style-name="P35"><text:s/>1 ^ 0 = 0 </text:p>
      <text:p text:style-name="P35"><text:s/>0 ^ 1 = 0 </text:p>
      <text:p text:style-name="P35"><text:s/>0 ^ 0 = 0 </text:p>
      <text:p text:style-name="P33"/>
      <text:p text:style-name="P33"/>
      <text:p text:style-name="P33"><text:span text:style-name="T4">Disyunción </text:span><text:span text:style-name="T5">v </text:span><text:span text:style-name="T11">la proposición resultante será falsa solamente cuando el valor</text:span></text:p>
      <text:p text:style-name="P33">de verdad de ambas proposiciones es falso.</text:p>
      <text:p text:style-name="P31"><text:s/>1 v 1 = <text:span text:style-name="T19">1</text:span> </text:p>
      <text:p text:style-name="P31"><text:s/>1 v 0 = <text:span text:style-name="T12">1</text:span> </text:p>
      <text:p text:style-name="P31"><text:s/>0 v 1 = <text:span text:style-name="T12">1</text:span> </text:p>
      <text:p text:style-name="P35"><text:s/>0 v 0 = <text:span text:style-name="T12">0</text:span> </text:p>
      <text:p text:style-name="P33"/>
      <text:p text:style-name="P33"/>
      <text:p text:style-name="P33"><text:span text:style-name="T13">* Disyunción exclusiva (a </text:span><text:span text:style-name="T14">v</text:span><text:span text:style-name="T13"> b) </text:span><text:span text:style-name="T14">^</text:span><text:span text:style-name="T13"> ¬(a </text:span><text:span text:style-name="T14">^</text:span><text:span text:style-name="T13"> b) </text:span>la proposición resultante será verdadera cuando solamente una de ellas sea verdadera.</text:p>
      <text:p text:style-name="P31"><text:s/>1 ^ 1 = 1 </text:p>
      <text:p text:style-name="P31"><text:s/>1 ^ 0 = 1 </text:p>
      <text:p text:style-name="P31"><text:s/>0 ^ 1 = 1 </text:p>
      <text:p text:style-name="P35"><text:s/>0 ^ 0 = 0 </text:p>
      <text:p text:style-name="P33"/>
      <text:p text:style-name="P33"/>
      <text:p text:style-name="P33"><text:span text:style-name="T4">Condicional </text:span><text:span text:style-name="T6">→ </text:span><text:span text:style-name="T4"><text:s/></text:span><text:span text:style-name="T15"><text:s/></text:span>la proposición resultante será falsa solamente cuando el valor de verdad del antecedente sea verdadero y el valor de verdad del consecuente sea falso.</text:p>
      <text:p text:style-name="P31"><text:s/>1 <text:span text:style-name="T10">→</text:span> 1 = <text:span text:style-name="T20">1</text:span> </text:p>
      <text:p text:style-name="P43"><text:s/>1 <text:span text:style-name="T10">→</text:span> 0 = <text:span text:style-name="T20">0</text:span> </text:p>
      <text:p text:style-name="P31"><text:s/>0 <text:span text:style-name="T10">→</text:span> 1 = <text:span text:style-name="T20">1</text:span> </text:p>
      <text:p text:style-name="P31"><text:s/>0 <text:span text:style-name="T10">→</text:span> 0 = <text:span text:style-name="T20">1</text:span> </text:p>
      <text:p text:style-name="P38"/>
      <text:p text:style-name="P38"/>
      <text:p text:style-name="P37"><text:span text:style-name="T4">Bicondicional </text:span><text:span text:style-name="T6">↔ </text:span><text:span text:style-name="T4"><text:s/></text:span>La proposición a↔b será verdadera cuando los valores de verdad de ambas proposiciones sean iguales. También se puede observar que la</text:p>
      <text:p text:style-name="P37">proposición a↔b será falsa cuando los valores de verdad de ambas</text:p>
      <text:p text:style-name="P37">proposiciones sean diferentes.</text:p>
      <text:p text:style-name="P31"><text:s/>1 <text:span text:style-name="T10">↔</text:span> 1 = 1 </text:p>
      <text:p text:style-name="P35"><text:s/>1 <text:span text:style-name="T10">↔</text:span> 0 = 0 </text:p>
      <text:p text:style-name="P35"><text:s/>0 <text:span text:style-name="T10">↔</text:span> 1 = 0 </text:p>
      <text:p text:style-name="P31"><text:s/>0 <text:span text:style-name="T10">↔</text:span> 0 = 1 </text:p>
      <text:p text:style-name="P45">Referencias </text:p>
      <text:p text:style-name="P20"/>
      <text:p text:style-name="P30">1a con Berni. (2016, marzo 5). A.1. Lógica: 2. La disyunción. [Archivo de vídeo]. Recuperado de https://www.youtube.com/watch?v=VBGfdj8WdjY&amp;list=PLCY1BPxILEJXAYAlc7ee9dd1q9w3O9t_h&amp;index=2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15:23.649149763</meta:creation-date>
    <meta:generator>LibreOffice/6.0.7.3$Linux_X86_64 LibreOffice_project/00m0$Build-3</meta:generator>
    <dc:date>2020-05-06T22:59:52.738023700</dc:date>
    <meta:editing-duration>PT2H13M1S</meta:editing-duration>
    <meta:editing-cycles>28</meta:editing-cycles>
    <meta:document-statistic meta:table-count="3" meta:image-count="0" meta:object-count="0" meta:page-count="4" meta:paragraph-count="146" meta:word-count="639" meta:character-count="3088" meta:non-whitespace-character-count="2511"/>
  </office:meta>
</office:document-meta>
</file>